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F00000013AC99C7A0462D01E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svg:font-family="Lucida"/>
    <style:font-face style:name="Lucida c" svg:font-family="'Lucida c'"/>
    <style:font-face style:name="Lucida console" svg:font-family="'Lucida console'" style:font-pitch="fixed"/>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fo:margin-top="0.3cm" fo:margin-bottom="0cm" table:align="margins" style:writing-mode="pag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officeooo:rsid="008e58b5" officeooo:paragraph-rsid="008e58b5" style:font-size-asian="20pt" style:font-size-complex="20pt"/>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Standard">
      <style:paragraph-properties fo:margin-top="0.101cm" fo:margin-bottom="0.101cm" loext:contextual-spacing="false" fo:text-align="center" style:justify-single-word="false"/>
      <style:text-properties fo:font-size="20pt" style:font-size-asian="20pt" style:font-size-complex="20pt"/>
    </style:style>
    <style:style style:name="P11" style:family="paragraph" style:parent-style-name="Text_20_body">
      <style:text-properties officeooo:rsid="008e58b5" officeooo:paragraph-rsid="008e58b5"/>
    </style:style>
    <style:style style:name="P12" style:family="paragraph" style:parent-style-name="Text_20_body">
      <style:text-properties officeooo:rsid="009025ac" officeooo:paragraph-rsid="009025ac"/>
    </style:style>
    <style:style style:name="P13" style:family="paragraph" style:parent-style-name="Text_20_body">
      <style:text-properties officeooo:rsid="00936bb0" officeooo:paragraph-rsid="00936bb0"/>
    </style:style>
    <style:style style:name="P14" style:family="paragraph" style:parent-style-name="Text_20_body">
      <style:paragraph-properties fo:text-align="start" style:justify-single-word="false"/>
      <style:text-properties fo:font-size="9pt" officeooo:paragraph-rsid="00936bb0" style:font-size-asian="9pt" style:font-size-complex="9pt"/>
    </style:style>
    <style:style style:name="P15" style:family="paragraph" style:parent-style-name="Text_20_body">
      <style:text-properties officeooo:rsid="00969518" officeooo:paragraph-rsid="00969518"/>
    </style:style>
    <style:style style:name="P16" style:family="paragraph" style:parent-style-name="Text_20_body">
      <style:text-properties officeooo:rsid="0096e153" officeooo:paragraph-rsid="0096e153"/>
    </style:style>
    <style:style style:name="P17" style:family="paragraph" style:parent-style-name="Text_20_body">
      <style:text-properties officeooo:rsid="0097defc" officeooo:paragraph-rsid="0097defc"/>
    </style:style>
    <style:style style:name="P18" style:family="paragraph" style:parent-style-name="Text_20_body">
      <style:text-properties officeooo:rsid="00994375" officeooo:paragraph-rsid="00994375"/>
    </style:style>
    <style:style style:name="P19" style:family="paragraph" style:parent-style-name="Text_20_body">
      <style:text-properties officeooo:rsid="009beaa8" officeooo:paragraph-rsid="009beaa8"/>
    </style:style>
    <style:style style:name="P20" style:family="paragraph" style:parent-style-name="Text_20_body">
      <style:text-properties officeooo:rsid="00a0aa97" officeooo:paragraph-rsid="00a0aa97"/>
    </style:style>
    <style:style style:name="P21" style:family="paragraph" style:parent-style-name="Text_20_body">
      <style:text-properties officeooo:rsid="00a0aa97" officeooo:paragraph-rsid="00a89c06"/>
    </style:style>
    <style:style style:name="P22" style:family="paragraph" style:parent-style-name="Text_20_body">
      <style:text-properties officeooo:rsid="00a17d15" officeooo:paragraph-rsid="00a17d15"/>
    </style:style>
    <style:style style:name="P23" style:family="paragraph" style:parent-style-name="Text_20_body">
      <style:text-properties officeooo:rsid="00aa63c5" officeooo:paragraph-rsid="00aa63c5"/>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Text_20_body">
      <style:text-properties officeooo:rsid="009ae75b" officeooo:paragraph-rsid="009ae75b"/>
    </style:style>
    <style:style style:name="P28" style:family="paragraph" style:parent-style-name="Text_20_body">
      <style:text-properties officeooo:rsid="00aef30c" officeooo:paragraph-rsid="00aef30c"/>
    </style:style>
    <style:style style:name="P29" style:family="paragraph" style:parent-style-name="Text_20_body">
      <style:text-properties officeooo:rsid="009beaa8" officeooo:paragraph-rsid="00b82090"/>
    </style:style>
    <style:style style:name="P30" style:family="paragraph" style:parent-style-name="Text_20_body">
      <style:text-properties officeooo:rsid="00a35af5" officeooo:paragraph-rsid="00a35af5"/>
    </style:style>
    <style:style style:name="P31" style:family="paragraph" style:parent-style-name="Text_20_body">
      <style:text-properties officeooo:rsid="00bb2bb2" officeooo:paragraph-rsid="00bb2bb2"/>
    </style:style>
    <style:style style:name="P32" style:family="paragraph" style:parent-style-name="Text_20_body">
      <style:text-properties officeooo:rsid="00c38067" officeooo:paragraph-rsid="00c38067"/>
    </style:style>
    <style:style style:name="P33" style:family="paragraph" style:parent-style-name="Text_20_body">
      <style:text-properties officeooo:rsid="00c63036" officeooo:paragraph-rsid="00c63036"/>
    </style:style>
    <style:style style:name="P34" style:family="paragraph" style:parent-style-name="Text_20_body">
      <style:text-properties officeooo:rsid="00ca7bfc" officeooo:paragraph-rsid="00ca7bfc"/>
    </style:style>
    <style:style style:name="P35" style:family="paragraph" style:parent-style-name="Text_20_body">
      <style:text-properties officeooo:rsid="00cb7f14" officeooo:paragraph-rsid="00cb7f14"/>
    </style:style>
    <style:style style:name="P36" style:family="paragraph" style:parent-style-name="Text_20_body">
      <style:text-properties officeooo:rsid="00cd87d5" officeooo:paragraph-rsid="00cd87d5"/>
    </style:style>
    <style:style style:name="P37" style:family="paragraph" style:parent-style-name="Text_20_body">
      <style:text-properties officeooo:rsid="00cdf503" officeooo:paragraph-rsid="00cdf503"/>
    </style:style>
    <style:style style:name="P38" style:family="paragraph" style:parent-style-name="Text_20_body">
      <style:text-properties officeooo:rsid="00d0dc4f" officeooo:paragraph-rsid="00d0dc4f"/>
    </style:style>
    <style:style style:name="P39" style:family="paragraph" style:parent-style-name="Heading_20_1">
      <style:text-properties officeooo:rsid="00969518" officeooo:paragraph-rsid="00969518"/>
    </style:style>
    <style:style style:name="P40" style:family="paragraph" style:parent-style-name="Heading_20_1">
      <style:text-properties officeooo:rsid="0094f51a" officeooo:paragraph-rsid="0094f51a"/>
    </style:style>
    <style:style style:name="P41" style:family="paragraph" style:parent-style-name="Heading_20_1">
      <style:paragraph-properties fo:break-before="page"/>
    </style:style>
    <style:style style:name="P42" style:family="paragraph" style:parent-style-name="Heading_20_2">
      <style:text-properties officeooo:rsid="008e58b5" officeooo:paragraph-rsid="008e58b5"/>
    </style:style>
    <style:style style:name="P43" style:family="paragraph" style:parent-style-name="Heading_20_2">
      <style:text-properties officeooo:rsid="009025ac" officeooo:paragraph-rsid="009025ac"/>
    </style:style>
    <style:style style:name="P44" style:family="paragraph" style:parent-style-name="Heading_20_2">
      <style:text-properties officeooo:rsid="00936bb0" officeooo:paragraph-rsid="00936bb0"/>
    </style:style>
    <style:style style:name="P45" style:family="paragraph" style:parent-style-name="Heading_20_2">
      <style:text-properties officeooo:rsid="009ae75b" officeooo:paragraph-rsid="009ae75b"/>
    </style:style>
    <style:style style:name="P46" style:family="paragraph" style:parent-style-name="Heading_20_2">
      <style:text-properties officeooo:rsid="0094f51a" officeooo:paragraph-rsid="0094f51a"/>
    </style:style>
    <style:style style:name="P47" style:family="paragraph" style:parent-style-name="Heading_20_2">
      <style:text-properties officeooo:rsid="00a8745f" officeooo:paragraph-rsid="00a8745f"/>
    </style:style>
    <style:style style:name="P48" style:family="paragraph" style:parent-style-name="Heading_20_2">
      <style:text-properties officeooo:rsid="00aef30c" officeooo:paragraph-rsid="00aef30c"/>
    </style:style>
    <style:style style:name="T1" style:family="text">
      <style:text-properties fo:font-size="13pt" style:font-size-asian="13pt" style:font-size-complex="13pt"/>
    </style:style>
    <style:style style:name="T2" style:family="text">
      <style:text-properties officeooo:rsid="008e58b5"/>
    </style:style>
    <style:style style:name="T3" style:family="text">
      <style:text-properties officeooo:rsid="009c7951"/>
    </style:style>
    <style:style style:name="T4" style:family="text">
      <style:text-properties officeooo:rsid="009dadf2"/>
    </style:style>
    <style:style style:name="T5" style:family="text">
      <style:text-properties officeooo:rsid="00a0c6b9"/>
    </style:style>
    <style:style style:name="T6" style:family="text">
      <style:text-properties officeooo:rsid="00a506a0"/>
    </style:style>
    <style:style style:name="T7" style:family="text">
      <style:text-properties officeooo:rsid="00ad661d"/>
    </style:style>
    <style:style style:name="T8" style:family="text">
      <style:text-properties officeooo:rsid="00b1cb49"/>
    </style:style>
    <style:style style:name="T9" style:family="text">
      <style:text-properties fo:font-weight="bold" style:font-weight-asian="bold" style:font-weight-complex="bold"/>
    </style:style>
    <style:style style:name="T10" style:family="text">
      <style:text-properties officeooo:rsid="00ba026c"/>
    </style:style>
    <style:style style:name="T11" style:family="text">
      <style:text-properties officeooo:rsid="00c2db68"/>
    </style:style>
    <style:style style:name="T12" style:family="text">
      <style:text-properties officeooo:rsid="00c5549b"/>
    </style:style>
    <style:style style:name="T13" style:family="text">
      <style:text-properties officeooo:rsid="00c630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P</text:p>
      <text:p text:style-name="P6"/>
      <text:p text:style-name="P7">Python for data analysis</text:p>
      <text:p text:style-name="P10"><text:span text:style-name="T1">Github: </text:span><text:a xlink:type="simple" xlink:href="https://github.com/Stephane-Bcd/TP-Python-for-data-analysis-Regression" text:style-name="Internet_20_link" text:visited-style-name="Visited_20_Internet_20_Link"><text:span text:style-name="T1">https://github.com/Stephane-Bcd/TP-Python-for-data-analysis-Regression</text:span></text:a></text:p>
      <text:p text:style-name="P6"/>
      <text:p text:style-name="P5"/>
      <text:p text:style-name="P5"/>
      <table:table table:name="Tableau1" table:style-name="Tableau1">
        <table:table-column table:style-name="Tableau1.A"/>
        <table:table-column table:style-name="Tableau1.B"/>
        <table:table-row>
          <table:table-cell table:style-name="Tableau1.A1" office:value-type="string">
            <text:p text:style-name="P9"><text:span text:style-name="T2">31</text:span>-01-2020</text:p>
          </table:table-cell>
          <table:table-cell table:style-name="Tableau1.A1" office:value-type="string">
            <text:p text:style-name="P8">BOUCAUD Stéphane</text:p>
          </table:table-cell>
        </table:table-row>
        <table:table-row>
          <table:table-cell table:style-name="Tableau1.A1" office:value-type="string">
            <text:p text:style-name="P9">ESILV IBO A5</text:p>
          </table:table-cell>
          <table:table-cell table:style-name="Tableau1.A1" office:value-type="string">
            <text:p text:style-name="P8"/>
          </table:table-cell>
        </table:table-row>
      </table:table>
      <text:p text:style-name="P5"/>
      <text:p text:style-name="P2"><text:bookmark-start text:name="__RefHeading___Toc106_711284617"/><text:bookmark-end text:name="__RefHeading___Toc106_7112846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text:a xlink:type="simple" xlink:href="#__RefHeading___Toc316_711284617" text:style-name="Index_20_Link" text:visited-style-name="Index_20_Link">Introduction<text:tab/>3</text:a></text:p>
          <text:p text:style-name="P25"><text:a xlink:type="simple" xlink:href="#__RefHeading___Toc122_874423929" text:style-name="Index_20_Link" text:visited-style-name="Index_20_Link">Configuration de l'envionnement<text:tab/>3</text:a></text:p>
          <text:p text:style-name="P25"><text:a xlink:type="simple" xlink:href="#__RefHeading___Toc160_874423929" text:style-name="Index_20_Link" text:visited-style-name="Index_20_Link">Dataset<text:tab/>3</text:a></text:p>
          <text:p text:style-name="P25"><text:a xlink:type="simple" xlink:href="#__RefHeading___Toc3835_3886138337" text:style-name="Index_20_Link" text:visited-style-name="Index_20_Link">Attributs du dataset<text:tab/>3</text:a></text:p>
          <text:p text:style-name="P24"><text:a xlink:type="simple" xlink:href="#__RefHeading___Toc244_1570129896" text:style-name="Index_20_Link" text:visited-style-name="Index_20_Link">Architecture du projet<text:tab/>4</text:a></text:p>
          <text:p text:style-name="P25"><text:a xlink:type="simple" xlink:href="#__RefHeading___Toc246_1570129896" text:style-name="Index_20_Link" text:visited-style-name="Index_20_Link">Dossier code<text:tab/>4</text:a></text:p>
          <text:p text:style-name="P24"><text:a xlink:type="simple" xlink:href="#__RefHeading___Toc3837_3886138337" text:style-name="Index_20_Link" text:visited-style-name="Index_20_Link">Analyse des données<text:tab/>4</text:a></text:p>
          <text:p text:style-name="P25"><text:a xlink:type="simple" xlink:href="#__RefHeading___Toc3839_3886138337" text:style-name="Index_20_Link" text:visited-style-name="Index_20_Link">Import des données<text:tab/>4</text:a></text:p>
          <text:p text:style-name="P25"><text:a xlink:type="simple" xlink:href="#__RefHeading___Toc248_1570129896" text:style-name="Index_20_Link" text:visited-style-name="Index_20_Link">Filtrage et formattage des données<text:tab/>5</text:a></text:p>
        </text:index-body>
      </text:table-of-content>
      <text:p text:style-name="Text_20_body"/>
      <text:p text:style-name="Text_20_body"/>
      <text:h text:style-name="P41" text:outline-level="1"><text:bookmark-start text:name="__RefHeading___Toc316_711284617"/>Introduction<text:bookmark-end text:name="__RefHeading___Toc316_711284617"/></text:h>
      <text:h text:style-name="P42" text:outline-level="2"><text:bookmark-start text:name="__RefHeading___Toc122_874423929"/>Configuration de l'envionnement<text:bookmark-end text:name="__RefHeading___Toc122_874423929"/></text:h>
      <text:p text:style-name="P11">J'ai rencontré pas mal de soucis lors de la configuration de mon environnement de développement notamment sur jupyter notebook.</text:p>
      <text:p text:style-name="P11">Après pas mal de temps perdu là dessus (problèmes de <text:span text:style-name="T7">l</text:span>ancement de jupyter, des executions des commandes de linux, etc etc), je suis donc passé sur une install toute fraiche de Ubuntu sur laquelle je serai libre de coder en python sans plus être embêté.</text:p>
      <text:h text:style-name="P43" text:outline-level="2"><text:bookmark-start text:name="__RefHeading___Toc160_874423929"/>Dataset<text:bookmark-end text:name="__RefHeading___Toc160_874423929"/></text:h>
      <text:p text:style-name="P12">Le dataset qui m'a été fourni provient d'ici:</text:p>
      <text:p text:style-name="P12"><text:a xlink:type="simple" xlink:href="https://archive.ics.uci.edu/ml/datasets/Incident+management+process+enriched+event+log" text:style-name="Internet_20_link" text:visited-style-name="Visited_20_Internet_20_Link">https://archive.ics.uci.edu/ml/datasets/Incident+management+process+enriched+event+log</text:a></text:p>
      <text:p text:style-name="P13">Ce dataset contient des données anonymisées d'incidents provenant de la plateforme ServiceNowTM utilisée par une entreprise IT. Elles proviennent d'une base de données relationnelle et est sous format CSV.</text:p>
      <text:h text:style-name="P44" text:outline-level="2"><text:bookmark-start text:name="__RefHeading___Toc3835_3886138337"/>Attributs du dataset<text:bookmark-end text:name="__RefHeading___Toc3835_3886138337"/></text:h>
      <text:p text:style-name="P14">1. number: incident identifier (24,918 different values); <text:line-break/>2. incident state: eight levels controlling the incident management process transitions from opening until closing the case; <text:line-break/>3. active: boolean attribute that shows whether the record is active or closed/canceled; <text:line-break/>4. reassignment_count: number of times the incident has the group or the support analysts changed; <text:line-break/>5. reopen_count: number of times the incident resolution was rejected by the caller; <text:line-break/>6. sys_mod_count: number of incident updates until that moment; <text:line-break/>7. made_sla: boolean attribute that shows whether the incident exceeded the target SLA; <text:line-break/>8. caller_id: identifier of the user affected; <text:line-break/>9. opened_by: identifier of the user who reported the incident; <text:line-break/>10. opened_at: incident user opening date and time; <text:line-break/>11. sys_created_by: identifier of the user who registered the incident; <text:line-break/>12. sys_created_at: incident system creation date and time; <text:line-break/>13. sys_updated_by: identifier of the user who updated the incident and generated the current log record; <text:line-break/>14. sys_updated_at: incident system update date and time; <text:line-break/>15. contact_type: categorical attribute that shows by what means the incident was reported; <text:line-break/>16. location: identifier of the location of the place affected; <text:line-break/>17. category: first-level description of the affected service; <text:line-break/>18. subcategory: second-level description of the affected service (related to the first level description, i.e., to category); <text:line-break/>19. u_symptom: description of the user perception about service availability; <text:line-break/>20. cmdb_ci: (confirmation item) identifier used to report the affected item (not mandatory); <text:line-break/>21. impact: description of the impact caused by the incident (values: 1â€“High; 2â€“Medium; 3â€“Low); <text:line-break/>22. urgency: description of the urgency informed by the user for the incident resolution (values: 1â€“High; 2â€“Medium; 3â€“Low); <text:line-break/>23. priority: calculated by the system based on 'impact' and 'urgency'; <text:line-break/>24. assignment_group: identifier of the support group in charge of the incident; <text:line-break/><text:soft-page-break/>25. assigned_to: identifier of the user in charge of the incident; <text:line-break/>26. knowledge: boolean attribute that shows whether a knowledge base document was used to resolve the incident; <text:line-break/>27. u_priority_confirmation: boolean attribute that shows whether the priority field has been double-checked; <text:line-break/>28. notify: categorical attribute that shows whether notifications were generated for the incident; <text:line-break/>29. problem_id: identifier of the problem associated with the incident; <text:line-break/>30. rfc: (request for change) identifier of the change request associated with the incident; <text:line-break/>31. vendor: identifier of the vendor in charge of the incident; <text:line-break/>32. caused_by: identifier of the RFC responsible by the incident; <text:line-break/>33. close_code: identifier of the resolution of the incident; <text:line-break/>34. resolved_by: identifier of the user who resolved the incident; <text:line-break/>35. resolved_at: incident user resolution date and time (dependent variable); <text:line-break/>36. closed_at: incident user close date and time (dependent variable).</text:p>
      <text:h text:style-name="P39" text:outline-level="1"><text:bookmark-start text:name="__RefHeading___Toc244_1570129896"/>Architecture du projet<text:bookmark-end text:name="__RefHeading___Toc244_1570129896"/></text:h>
      <text:p text:style-name="P15">A la racine du projet git, vous trouverez deux fichiers en particulier:</text:p>
      <text:p text:style-name="P15">requirements.txt et install_required_packages.sh.</text:p>
      <text:p text:style-name="P15">Le premier sert à installer les librairies requises pour les scripts python.</text:p>
      <text:p text:style-name="P15">On les installe en utilisant la commande sudo pip3 install -r requirements.txt.</text:p>
      <text:p text:style-name="P16">Le deuxième sert à installer les packages linux requis, comme par exemple python ou jupyter notebook.</text:p>
      <text:p text:style-name="P17">Le fichier incident_event_log.csv est le dataset que je dois analyser dans le cadre de ce projet (voir sections précédentes pour plus d'infos).</text:p>
      <text:p text:style-name="P18">Le dossier documents contient Le rapport actuel, mon powerpoint ainsi que le sujet du devoir.</text:p>
      <text:p text:style-name="P27">Le dossier code, comme son nom l'indique contient tout le code du déroulé de ce devoir.</text:p>
      <text:h text:style-name="P48" text:outline-level="2">Dossier Documents</text:h>
      <text:p text:style-name="P28">Dans ce dossier vous trouverez mon rapport et mon powerpoint <text:span text:style-name="T8">de présentation des données, des tenants et aboutissants.</text:span></text:p>
      <text:h text:style-name="P45" text:outline-level="2"><text:bookmark-start text:name="__RefHeading___Toc246_1570129896"/>Dossier code<text:bookmark-end text:name="__RefHeading___Toc246_1570129896"/></text:h>
      <text:p text:style-name="P29"><text:span text:style-name="T9">import_data.py</text:span> est le script python qui va importer, filtrer et formatter les données afin de faire plus tard du modelling des données, <text:span text:style-name="T3">notamment de la regression. Ce sera sous la forme d'une classe python nomée "DataClass". </text:span></text:p>
      <text:p text:style-name="P29"><text:span text:style-name="T3">Il n'y a plus qu'à ensuite importer la classe, pour pouvoir librement importer et transformer les données. Dans cette classe on trouvera notamment une méthode qui permet d'afficher le avant et après la transformation des données "compare_old_new_df".</text:span></text:p>
      <text:p text:style-name="P29"><text:soft-page-break/></text:p>
      <text:p text:style-name="P19"/>
      <text:h text:style-name="P40" text:outline-level="1"><text:bookmark-start text:name="__RefHeading___Toc3837_3886138337"/>Analyse des données<text:bookmark-end text:name="__RefHeading___Toc3837_3886138337"/></text:h>
      <text:h text:style-name="P46" text:outline-level="2"><text:bookmark-start text:name="__RefHeading___Toc3839_3886138337"/>Import <text:span text:style-name="T4">des données</text:span><text:bookmark-end text:name="__RefHeading___Toc3839_3886138337"/></text:h>
      <text:p text:style-name="P20">C'est dans le ficher de code import_data.py <text:span text:style-name="T5">que cela se passe.</text:span></text:p>
      <text:p text:style-name="P22">La <text:span text:style-name="T10">méthode</text:span> import_data s'en charge et prend en paramètre le chemin vers le ficher des données en CSV.</text:p>
      <text:p text:style-name="P30">Elle utilise la librairie pandas <text:span text:style-name="T6">et retourne un dataframe.</text:span></text:p>
      <text:p text:style-name="P31">En mode verbose, elle nous affiche les heads:</text:p>
      <text:p text:style-name="P31"><draw:frame draw:style-name="fr1" draw:name="Image1" text:anchor-type="paragraph" svg:width="18.334cm" svg:height="1.737cm" draw:z-index="0"><draw:image xlink:href="Pictures/1000020100000CF00000013AC99C7A0462D01E63.png" xlink:type="simple" xlink:show="embed" xlink:actuate="onLoad" loext:mime-type="image/png"/></draw:frame></text:p>
      <text:h text:style-name="P47" text:outline-level="2"><text:bookmark-start text:name="__RefHeading___Toc248_1570129896"/>Filtrage et formattage des données<text:bookmark-end text:name="__RefHeading___Toc248_1570129896"/></text:h>
      <text:p text:style-name="P21">C'est dans le ficher de code import_data.py <text:span text:style-name="T5">que cela se passe.</text:span></text:p>
      <text:p text:style-name="P23">La <text:span text:style-name="T11">méthode</text:span> transform_data se charge de filtrer et transformer les données.</text:p>
      <text:p text:style-name="P32">On va transformer les booléans en integers, les strings en integers également (n<text:span text:style-name="T12">ota</text:span>mment les "Group 24" en 24 par exemple), <text:span text:style-name="T13">les dates en objet datetime python, les statuts en integer, en utilisant un dictionnaire qui va traduire un string particulier en integer, etc.</text:span></text:p>
      <text:p text:style-name="P33">Voici trois dictionnaires pour transformer des strings en integers:</text:p>
      <text:p text:style-name="_31__20_Code"><text:tab/><text:tab/>dict_states_int = {</text:p>
      <text:p text:style-name="_31__20_Code"><text:tab/><text:tab/> <text:s text:c="2"/>"New": 1,</text:p>
      <text:p text:style-name="_31__20_Code"><text:tab/><text:tab/> <text:s text:c="2"/>"Resolved": 7,</text:p>
      <text:p text:style-name="_31__20_Code"><text:tab/><text:tab/> <text:s text:c="2"/>"Closed": 8,</text:p>
      <text:p text:style-name="_31__20_Code"><text:tab/><text:tab/> <text:s text:c="2"/>"Active": 2,</text:p>
      <text:p text:style-name="_31__20_Code"><text:tab/><text:tab/> <text:s text:c="2"/>"Awaiting User Info": 3,</text:p>
      <text:p text:style-name="_31__20_Code"><text:tab/><text:tab/> <text:s text:c="2"/>"Awaiting Problem": 4,</text:p>
      <text:p text:style-name="_31__20_Code"><text:tab/><text:tab/> <text:s text:c="2"/>"Awaiting Vendor": 5,</text:p>
      <text:p text:style-name="_31__20_Code"><text:tab/><text:tab/> <text:s text:c="2"/>"Awaiting Evidence": 6,</text:p>
      <text:p text:style-name="_31__20_Code"><text:tab/><text:tab/> <text:s text:c="2"/>"-100": 0</text:p>
      <text:p text:style-name="_31__20_Code"><text:tab/><text:tab/>}</text:p>
      <text:p text:style-name="_31__20_Code"><text:tab/><text:tab/></text:p>
      <text:p text:style-name="_31__20_Code"><text:tab/><text:tab/>dict_priority_int = {</text:p>
      <text:p text:style-name="_31__20_Code"><text:tab/><text:tab/><text:tab/>"3 - Moderate": 3,</text:p>
      <text:p text:style-name="_31__20_Code"><text:tab/><text:tab/><text:tab/>"2 - High": 2,</text:p>
      <text:p text:style-name="_31__20_Code"><text:tab/><text:tab/><text:tab/>"4 - Low": 4,</text:p>
      <text:p text:style-name="_31__20_Code"><text:tab/><text:tab/><text:tab/>"1 - Critical": 1,</text:p>
      <text:p text:style-name="_31__20_Code"><text:tab/><text:tab/>}</text:p>
      <text:p text:style-name="_31__20_Code"><text:soft-page-break/><text:tab/><text:tab/></text:p>
      <text:p text:style-name="_31__20_Code"><text:tab/><text:tab/>dict_contact_type = { <text:s text:c="2"/></text:p>
      <text:p text:style-name="_31__20_Code"><text:tab/><text:tab/><text:tab/>"Phone": 1,</text:p>
      <text:p text:style-name="_31__20_Code"><text:tab/><text:tab/><text:tab/>"Email": 2,</text:p>
      <text:p text:style-name="_31__20_Code"><text:tab/><text:tab/><text:tab/>"Self service": 3,</text:p>
      <text:p text:style-name="_31__20_Code"><text:tab/><text:tab/><text:tab/>"Direct opening": 4,</text:p>
      <text:p text:style-name="_31__20_Code"><text:tab/><text:tab/><text:tab/>"IVR": 5</text:p>
      <text:p text:style-name="_31__20_Code"><text:tab/><text:tab/>}</text:p>
      <text:p text:style-name="P34">Il y aura donc la possibilité par la suite de revenir à l'information de départ en "inversant" ces dictionnaires et faire la traduction.</text:p>
      <text:p text:style-name="P34">Toutes les données ont été transformées principalement pour les "digitaliser" car les algorithmes de regression arrivent en général mieux à gérer des nombres plutôt que des informations sous forme de string.</text:p>
      <text:p text:style-name="P35">Pour ce qui est de l'utilisation des datetimes, il sera ensuite beaucoup plus simple de transformer le format de date si besoin.</text:p>
      <text:p text:style-name="P36">Voici en tous cas ce que affiche la méthode <text:span text:style-name="T3">"compare_old_new_df", </text:span>qui est un explicatif des modifcations faites sur les données avant et après en séléctionnant 5 rows au hasard:</text:p>
      <text:p text:style-name="P37">Tout d'abord, les colonnes qui n'ont pas été gardées:</text:p>
      <text:p text:style-name="P37">Columns deleted (because seems not be useful):</text:p>
      <text:p text:style-name="_31__20_Code">[</text:p>
      <text:p text:style-name="_31__20_Code"><text:s text:c="3"/>"number",</text:p>
      <text:p text:style-name="_31__20_Code"><text:s text:c="3"/>"caller_id",</text:p>
      <text:p text:style-name="_31__20_Code"><text:s text:c="3"/>"sys_created_by",</text:p>
      <text:p text:style-name="_31__20_Code"><text:s text:c="3"/>"sys_created_at",</text:p>
      <text:p text:style-name="_31__20_Code"><text:s text:c="3"/>"sys_updated_by",</text:p>
      <text:p text:style-name="_31__20_Code"><text:s text:c="3"/>"cmdb_ci",</text:p>
      <text:p text:style-name="_31__20_Code"><text:s text:c="3"/>"impact",</text:p>
      <text:p text:style-name="_31__20_Code"><text:s text:c="3"/>"urgency",</text:p>
      <text:p text:style-name="_31__20_Code"><text:s text:c="3"/>"u_priority_confirmation",</text:p>
      <text:p text:style-name="_31__20_Code"><text:s text:c="3"/>"closed_code",</text:p>
      <text:p text:style-name="_31__20_Code"><text:s text:c="3"/>"resolved_by",</text:p>
      <text:p text:style-name="_31__20_Code"><text:s text:c="3"/>"closed_at"</text:p>
      <text:p text:style-name="_31__20_Code">]</text:p>
      <text:p text:style-name="P38">Je n'ai pas gardé ces colonnes de dataset, soit parce que c'était un doublon d'autres informations, soit parce qu'elles ne sont pas pertinentes comme par exemple le number, qui nous aidera pas à prédire le temps restant sur la résolution d'un incident.</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svg:font-family="Lucida"/>
    <style:font-face style:name="Lucida c" svg:font-family="'Lucida c'"/>
    <style:font-face style:name="Lucida console" svg:font-family="'Lucida console'" style:font-pitch="fixed"/>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31_Code" style:display-name="1Code" style:family="paragraph" style:parent-style-name="Text_20_body">
      <style:paragraph-properties fo:margin-top="0cm" fo:margin-bottom="0cm" loext:contextual-spacing="false" fo:text-align="start" style:justify-single-word="false"/>
      <style:text-properties style:font-name="Tlwg Typo" fo:font-family="'Tlwg Typo'" style:font-pitch="fixed" fo:font-size="9pt" style:font-size-asian="10.5pt"/>
    </style:style>
    <style:style style:name="_31__20_Réponse" style:display-name="1 Réponse" style:family="paragraph" style:parent-style-name="Text_20_body">
      <style:text-properties fo:color="#72bf44"/>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1__20_Code" style:display-name="1 Code" style:family="paragraph" style:parent-style-name="Text_20_body">
      <style:paragraph-properties fo:margin-left="0cm" fo:margin-right="0cm" fo:margin-top="0cm" fo:margin-bottom="0cm" loext:contextual-spacing="false" fo:text-indent="0cm" style:auto-text-indent="false"/>
      <style:text-properties style:font-name="Lucida console" fo:font-family="'Lucida console'" style:font-pitch="fixed" fo:font-size="9pt" officeooo:rsid="00c6303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0:32:34.518256032</meta:creation-date>
    <dc:title>Modern</dc:title>
    <meta:generator>LibreOffice/6.0.7.3$Linux_X86_64 LibreOffice_project/00m0$Build-3</meta:generator>
    <meta:editing-duration>P4DT14H34M4S</meta:editing-duration>
    <meta:editing-cycles>642</meta:editing-cycles>
    <dc:date>2020-02-16T21:53:04.166510122</dc:date>
    <meta:document-statistic meta:table-count="1" meta:image-count="1" meta:object-count="0" meta:page-count="6" meta:paragraph-count="99" meta:word-count="1155" meta:character-count="7893" meta:non-whitespace-character-count="6672"/>
  </office:meta>
</office:document-meta>
</file>